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fo:language="bs" fo:country="BA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language="bs" fo:country="BA"/>
    </style:style>
    <style:style style:name="P4" style:family="paragraph" style:parent-style-name="Standard">
      <style:paragraph-properties fo:text-align="center" style:justify-single-word="false"/>
      <style:text-properties fo:font-size="24pt" fo:language="bs" fo:country="BA" fo:font-weight="bold" style:font-size-asian="24pt" style:font-weight-asian="bold" style:font-size-complex="24pt" style:font-weight-complex="bold"/>
    </style:style>
    <style:style style:name="T1" style:family="text">
      <style:text-properties fo:language="bs" fo:country="BA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in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niverzitet u Sarajevu</text:p>
      <text:p text:style-name="P2">Elektrotehni<text:span text:style-name="T1">čki fakultet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Ćelijski automati</text:p>
      <text:p text:style-name="P3">Završni rad </text:p>
      <text:p text:style-name="P3">na I ciklusu studij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Frame1" text:anchor-type="paragraph" svg:x="0.0098in" svg:y="0.55in" svg:width="2.1138in" draw:z-index="0"><draw:text-box fo:min-height="0.4098in"><text:p text:style-name="P1">Mentor:</text:p><text:p text:style-name="P1">Van. prof. dr. Haris Šupić</text:p></draw:text-box></draw:frame><draw:frame draw:style-name="fr2" draw:name="Frame2" text:anchor-type="paragraph" svg:x="4.7598in" svg:y="0.5457in" svg:width="2.1138in" draw:z-index="1"><draw:text-box fo:min-height="0.4098in"><text:p text:style-name="P1">Kandidat:</text:p><text:p text:style-name="P1">Faruk Mustafić</text:p></draw:text-box></draw:frame><draw:frame draw:style-name="fr2" draw:name="Frame3" text:anchor-type="paragraph" svg:x="2.4173in" svg:y="2.6398in" svg:width="2.4417in" draw:z-index="2"><draw:text-box fo:min-height="0.3835in"><text:p text:style-name="P1">Sarajevo, septembar 2015. godine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15T15:55:33.11</meta:creation-date>
    <dc:date>2015-09-15T16:37:22.05</dc:date>
    <meta:editing-duration>PT14M39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10" meta:word-count="26" meta:character-count="183"/>
  </office:meta>
</office:document-meta>
</file>